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2">
      <style:text-properties officeooo:paragraph-rsid="00136e1c"/>
    </style:style>
    <style:style style:name="T1" style:family="text">
      <style:text-properties officeooo:rsid="00136e1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Strong_20_Emphasis"><text:span text:style-name="T1">CONVOLUTIONAL NEURAL NETWORKS LINKS</text:span></text:span></text:h>
      <text:h text:style-name="Heading_20_2" text:outline-level="2"><text:span text:style-name="Strong_20_Emphasis">References</text:span></text:h>
      <text:h text:style-name="Heading_20_3" text:outline-level="3"><text:span text:style-name="Strong_20_Emphasis">W​eek 1:</text:span></text:h>
      <text:list xml:id="list1222359078" text:style-name="L2">
        <text:list-item>
          <text:p text:style-name="P2"><text:a xlink:type="simple" xlink:href="https://www.tensorflow.org/guide/keras/sequential_model" office:target-frame-name="_blank" xlink:show="new" text:style-name="Internet_20_link" text:visited-style-name="Visited_20_Internet_20_Link">The Sequential model</text:a> (TensorFlow Documentation)</text:p>
        </text:list-item>
        <text:list-item>
          <text:p text:style-name="P2"><text:a xlink:type="simple" xlink:href="https://www.tensorflow.org/guide/keras/functional" office:target-frame-name="_blank" xlink:show="new" text:style-name="Internet_20_link" text:visited-style-name="Visited_20_Internet_20_Link">The Functional API</text:a> (TensorFlow Documentation)</text:p>
        </text:list-item>
      </text:list>
      <text:h text:style-name="Heading_20_3" text:outline-level="3"><text:span text:style-name="Strong_20_Emphasis">W​eek 2:</text:span></text:h>
      <text:list xml:id="list1685820830" text:style-name="L3">
        <text:list-item>
          <text:p text:style-name="P3"><text:a xlink:type="simple" xlink:href="https://arxiv.org/abs/1512.03385" office:target-frame-name="_blank" xlink:show="new" text:style-name="Internet_20_link" text:visited-style-name="Visited_20_Internet_20_Link">Deep Residual Learning for Image Recognition</text:a> (He, Zhang, Ren &amp; Sun, 2015)</text:p>
        </text:list-item>
        <text:list-item>
          <text:p text:style-name="P3"><text:a xlink:type="simple" xlink:href="https://github.com/fchollet/deep-learning-models/blob/master/resnet50.py" office:target-frame-name="_blank" xlink:show="new" text:style-name="Internet_20_link" text:visited-style-name="Visited_20_Internet_20_Link">d​eep-learning-models/resnet50.py/</text:a> (GitHub: fchollet)</text:p>
        </text:list-item>
        <text:list-item>
          <text:p text:style-name="P3"><text:a xlink:type="simple" xlink:href="https://arxiv.org/abs/1704.04861" office:target-frame-name="_blank" xlink:show="new" text:style-name="Internet_20_link" text:visited-style-name="Visited_20_Internet_20_Link">MobileNets: Efficient Convolutional Neural Networks for Mobile Vision Applications</text:a> (Howard, Zhu, Chen, Kalenichenko, Wang, Weyand, Andreetto, ​&amp; Adam, 2017)</text:p>
        </text:list-item>
        <text:list-item>
          <text:p text:style-name="P3"><text:a xlink:type="simple" xlink:href="https://arxiv.org/abs/1801.04381" office:target-frame-name="_blank" xlink:show="new" text:style-name="Internet_20_link" text:visited-style-name="Visited_20_Internet_20_Link">MobileNetV2: Inverted Residuals and Linear Bottlenecks</text:a> (Sandler, Howard, Zhu, Zhmoginov &amp;Chen, 2018)</text:p>
        </text:list-item>
        <text:list-item>
          <text:p text:style-name="P3"><text:a xlink:type="simple" xlink:href="https://arxiv.org/abs/1905.11946" office:target-frame-name="_blank" xlink:show="new" text:style-name="Internet_20_link" text:visited-style-name="Visited_20_Internet_20_Link">EfficientNet: Rethinking Model Scaling for Convolutional Neural Networks</text:a> (Tan &amp; Le, 2019)</text:p>
        </text:list-item>
      </text:list>
      <text:h text:style-name="Heading_20_3" text:outline-level="3"><text:span text:style-name="Strong_20_Emphasis">W​eek 3:</text:span></text:h>
      <text:list xml:id="list1668116485" text:style-name="L4">
        <text:list-item>
          <text:p text:style-name="P4"><text:a xlink:type="simple" xlink:href="https://arxiv.org/abs/1506.02640" office:target-frame-name="_blank" xlink:show="new" text:style-name="Internet_20_link" text:visited-style-name="Visited_20_Internet_20_Link">You Only Look Once: Unified, Real-Time Object Detection</text:a> (Redmon, Divvala, Girshick &amp; Farhadi, 2015)</text:p>
        </text:list-item>
        <text:list-item>
          <text:p text:style-name="P4"><text:a xlink:type="simple" xlink:href="https://arxiv.org/abs/1612.08242" office:target-frame-name="_blank" xlink:show="new" text:style-name="Internet_20_link" text:visited-style-name="Visited_20_Internet_20_Link">YOLO9000: Better, Faster, Stronger</text:a> (Redmon &amp; Farhadi, 2016)</text:p>
        </text:list-item>
        <text:list-item>
          <text:p text:style-name="P4"><text:a xlink:type="simple" xlink:href="https://github.com/allanzelener/YAD2K" office:target-frame-name="_blank" xlink:show="new" text:style-name="Internet_20_link" text:visited-style-name="Visited_20_Internet_20_Link">YAD2K</text:a> (GitHub: allanzelener)</text:p>
        </text:list-item>
        <text:list-item>
          <text:p text:style-name="P4"><text:a xlink:type="simple" xlink:href="https://pjreddie.com/darknet/yolo/" office:target-frame-name="_blank" xlink:show="new" text:style-name="Internet_20_link" text:visited-style-name="Visited_20_Internet_20_Link">YOLO: Real-Time Object Detection</text:a></text:p>
        </text:list-item>
        <text:list-item>
          <text:p text:style-name="P4"><text:a xlink:type="simple" xlink:href="https://arxiv.org/abs/1701.08816" office:target-frame-name="_blank" xlink:show="new" text:style-name="Internet_20_link" text:visited-style-name="Visited_20_Internet_20_Link">Fully Convolutional Architectures for Multi-Class Segmentation in Chest Radiographs</text:a> (Novikov, Lenis, Major, Hladůvka, Wimmer &amp; Bühler, 2017)</text:p>
        </text:list-item>
        <text:list-item>
          <text:p text:style-name="P4"><text:a xlink:type="simple" xlink:href="https://arxiv.org/abs/1705.03820" office:target-frame-name="_blank" xlink:show="new" text:style-name="Internet_20_link" text:visited-style-name="Visited_20_Internet_20_Link">Automatic Brain Tumor Detection and Segmentation Using U-Net Based Fully Convolutional Networks</text:a> (Dong, Yang, Liu, Mo &amp; Guo, 2017)</text:p>
        </text:list-item>
        <text:list-item>
          <text:p text:style-name="P4"><text:a xlink:type="simple" xlink:href="https://arxiv.org/abs/1505.04597" office:target-frame-name="_blank" xlink:show="new" text:style-name="Internet_20_link" text:visited-style-name="Visited_20_Internet_20_Link">U-Net: Convolutional Networks for Biomedical Image Segmentation</text:a> (Ronneberger, Fischer &amp; Brox, 2015)</text:p>
        </text:list-item>
      </text:list>
      <text:h text:style-name="Heading_20_3" text:outline-level="3"><text:span text:style-name="Strong_20_Emphasis">W​eek 4:</text:span></text:h>
      <text:list xml:id="list3190152537" text:style-name="L5">
        <text:list-item>
          <text:p text:style-name="P5"><text:a xlink:type="simple" xlink:href="https://arxiv.org/pdf/1503.03832.pdf" office:target-frame-name="_blank" xlink:show="new" text:style-name="Internet_20_link" text:visited-style-name="Visited_20_Internet_20_Link">FaceNet: A Unified Embedding for Face Recognition and Clustering</text:a> (Schroff, Kalenichenko &amp; Philbin, 2015)</text:p>
        </text:list-item>
        <text:list-item>
          <text:p text:style-name="P5"><text:a xlink:type="simple" xlink:href="https://research.fb.com/wp-content/uploads/2016/11/deepface-closing-the-gap-to-human-level-performance-in-face-verification.pdf" office:target-frame-name="_blank" xlink:show="new" text:style-name="Internet_20_link" text:visited-style-name="Visited_20_Internet_20_Link">DeepFace: Closing the Gap to Human-Level Performance in Face Verification</text:a> (Taigman, Yang, Ranzato &amp; Wolf)</text:p>
        </text:list-item>
        <text:list-item>
          <text:p text:style-name="P5"><text:soft-page-break/><text:a xlink:type="simple" xlink:href="https://github.com/davidsandberg/facenet" office:target-frame-name="_blank" xlink:show="new" text:style-name="Internet_20_link" text:visited-style-name="Visited_20_Internet_20_Link">f​acenet</text:a> (GitHub: davidsandberg)</text:p>
        </text:list-item>
        <text:list-item>
          <text:p text:style-name="P5"><text:a xlink:type="simple" xlink:href="https://machinelearningmastery.com/how-to-develop-a-face-recognition-system-using-facenet-in-keras-and-an-svm-classifier/" office:target-frame-name="_blank" xlink:show="new" text:style-name="Internet_20_link" text:visited-style-name="Visited_20_Internet_20_Link">How to Develop a Face Recognition System Using FaceNet in Keras</text:a> (Jason Brownlee, 2019)</text:p>
        </text:list-item>
        <text:list-item>
          <text:p text:style-name="P5"><text:a xlink:type="simple" xlink:href="https://github.com/nyoki-mtl/keras-facenet/blob/master/notebook/tf_to_keras.ipynb" office:target-frame-name="_blank" xlink:show="new" text:style-name="Internet_20_link" text:visited-style-name="Visited_20_Internet_20_Link">k​eras-facenet/notebook/tf_to_keras.ipynb</text:a> (GitHub: nyoki-mtl)</text:p>
        </text:list-item>
        <text:list-item>
          <text:p text:style-name="P5"><text:a xlink:type="simple" xlink:href="https://arxiv.org/abs/1508.06576" office:target-frame-name="_blank" xlink:show="new" text:style-name="Internet_20_link" text:visited-style-name="Visited_20_Internet_20_Link">A Neural Algorithm of Artistic Style</text:a> (Gatys, Ecker &amp; Bethge, 2015)</text:p>
        </text:list-item>
        <text:list-item>
          <text:p text:style-name="P5"><text:a xlink:type="simple" xlink:href="https://harishnarayanan.org/writing/artistic-style-transfer/" office:target-frame-name="_blank" xlink:show="new" text:style-name="Internet_20_link" text:visited-style-name="Visited_20_Internet_20_Link">Convolutional neural networks for artistic style transfer</text:a></text:p>
        </text:list-item>
        <text:list-item>
          <text:p text:style-name="P5"><text:a xlink:type="simple" xlink:href="http://www.chioka.in/tensorflow-implementation-neural-algorithm-of-artistic-style" office:target-frame-name="_blank" xlink:show="new" text:style-name="Internet_20_link" text:visited-style-name="Visited_20_Internet_20_Link">TensorFlow Implementation of "A Neural Algorithm of Artistic Style"</text:a></text:p>
        </text:list-item>
        <text:list-item>
          <text:p text:style-name="P5"><text:a xlink:type="simple" xlink:href="https://arxiv.org/pdf/1409.1556.pdf" office:target-frame-name="_blank" xlink:show="new" text:style-name="Internet_20_link" text:visited-style-name="Visited_20_Internet_20_Link">V​ery Deep Convolutional Networks For Large-Scale Image Recognition</text:a> (Simonyan &amp; Zisserman, 2015)</text:p>
        </text:list-item>
        <text:list-item>
          <text:p text:style-name="P5"><text:a xlink:type="simple" xlink:href="https://www.vlfeat.org/matconvnet/pretrained/" office:target-frame-name="_blank" xlink:show="new" text:style-name="Internet_20_link" text:visited-style-name="Visited_20_Internet_20_Link">Pretrained models</text:a> (MatConvNet)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0:14:04.615000000</meta:creation-date>
    <dc:date>2021-10-26T10:14:46.547000000</dc:date>
    <meta:editing-duration>PT42S</meta:editing-duration>
    <meta:editing-cycles>1</meta:editing-cycles>
    <meta:document-statistic meta:table-count="0" meta:image-count="0" meta:object-count="0" meta:page-count="2" meta:paragraph-count="30" meta:word-count="252" meta:character-count="1954" meta:non-whitespace-character-count="1489"/>
    <meta:generator>LibreOffice/6.2.8.2$Windows_X86_64 LibreOffice_project/f82ddfca21ebc1e222a662a32b25c0c9d20169ee</meta:generator>
  </office:meta>
</office:document-meta>
</file>